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UrbanBody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8"><text:span text:style-name="T10">do text</text:span></text:p><text:p text:style-name="P8"><text:span text:style-name="T10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6">5000 Namur </text:p><text:p text:style-name="P5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7"><text:span text:style-name="T13">do text</text:span></text:p><text:p text:style-name="P7"><text:span text:style-name="T12">from document(at=reference, format='odt')</text:span></text:p></office:annotation></text:span>Import depuis reference.odt</text:p>
      <text:p text:style-name="UrbanBody_20_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7"><text:span text:style-name="T11">do row for type in self.listVocabularyForTemplate('foldercategories')</text:span></text:p></office:annotation><office:annotation><dc:creator>sde </dc:creator><dc:date>2011-08-04T10:39:07</dc:date><text:p text:style-name="P7"><text:span text:style-name="T11">do text if cmp(type[0],self.getFolderCategory())==0</text:span></text:p></office:annotation><draw:control text:anchor-type="as-char" draw:z-index="17" draw:style-name="gr1" draw:text-style-name="P9" svg:width="0.447cm" svg:height="0.399cm" draw:control="control16"/></text:p>
                  <text:p text:style-name="P2"><office:annotation><dc:creator>sde </dc:creator><dc:date>2011-08-04T10:30:03</dc:date><text:p text:style-name="P7"><text:span text:style-name="T11">do text if cmp(type[0],self.getFolderCategory())!=0</text:span></text:p></office:annotation><draw:control text:anchor-type="as-char" draw:z-index="16" draw:style-name="gr1" draw:text-style-name="P9" svg:width="0.447cm" svg:height="0.399cm" draw:control="control15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7"><text:span text:style-name="T10">do text if self.getLastDeposit() is not None</text:span></text:p></office:annotation><text:text-input text:description="Objet des travaux">tool.formatDate(self.getLastDeposi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7"><text:span text:style-name="T11">do text if self.getIsInPCA()</text:span></text:p></office:annotation><draw:control text:anchor-type="as-char" draw:z-index="13" draw:style-name="gr1" draw:text-style-name="P9" svg:width="0.447cm" svg:height="0.399cm" draw:control="control12"/></text:p>
                  <text:p text:style-name="P2"><office:annotation><dc:creator>sde </dc:creator><dc:date>2011-08-04T10:30:03</dc:date><text:p text:style-name="P7"><text:span text:style-name="T11">do text if not self.getIsInPCA()</text:span></text:p></office:annotation><draw:control text:anchor-type="as-char" draw:z-index="12" draw:style-name="gr1" draw:text-style-name="P9" svg:width="0.447cm" svg:height="0.399cm" draw:control="control11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7"><text:span text:style-name="T11">do text if self.getIsInSubdivision()</text:span></text:p></office:annotation><draw:control text:anchor-type="as-char" draw:z-index="15" draw:style-name="gr1" draw:text-style-name="P9" svg:width="0.447cm" svg:height="0.399cm" draw:control="control14"/></text:p>
                  <text:p text:style-name="P2"><office:annotation><dc:creator>sde </dc:creator><dc:date>2011-08-04T10:30:03</dc:date><text:p text:style-name="P7"><text:span text:style-name="T11">do text if not self.getIsInSubdivision()</text:span></text:p></office:annotation><draw:control text:anchor-type="as-char" draw:z-index="14" draw:style-name="gr1" draw:text-style-name="P9" svg:width="0.447cm" svg:height="0.399cm" draw:control="control13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7"><text:span text:style-name="T11">do text if self.getIsInSubdivision()</text:span></text:p><text:p text:style-name="P7"><text:span text:style-name="T11">f</text:span><text:span text:style-name="T13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7"><text:span text:style-name="T10">do row if </text:span><text:span text:style-name="T11">self.getLastInquiry() is None or len(self.getLastInquiry(). getLinkedInquiry().getDerogation()) == 0</text:span></text:p></office:annotation><draw:control text:anchor-type="as-char" draw:z-index="25" draw:style-name="gr1" draw:text-style-name="P9" svg:width="0.447cm" svg:height="0.399cm" draw:control="control24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26" draw:style-name="gr1" draw:text-style-name="P9" svg:width="0.447cm" svg:height="0.399cm" draw:control="control25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7"><text:span text:style-name="T10">do table if </text:span><text:span text:style-name="T11">self.getLastInquiry() is not None</text:span></text:p></office:annotation><office:annotation><dc:creator>sde </dc:creator><dc:date>2011-08-04T13:57:24</dc:date><text:p text:style-name="P7"><text:span text:style-name="T11">do row for part in self.getLastInquiry(). getLinkedInquiry().listVocabularyForTemplate('derogations')</text:span></text:p></office:annotation><office:annotation><dc:creator>sde </dc:creator><dc:date>2011-08-04T11:46:30</dc:date><text:p text:style-name="P7"><text:span text:style-name="T10">do text if part[0] in </text:span><text:span text:style-name="T11">self.getLastInquiry(). getLinkedInquiry().getDerogation()</text:span></text:p></office:annotation><draw:control text:anchor-type="as-char" draw:z-index="27" draw:style-name="gr1" draw:text-style-name="P9" svg:width="0.447cm" svg:height="0.399cm" draw:control="control26"/></text:p>
                  <text:p text:style-name="P2"><office:annotation><dc:creator>sde </dc:creator><dc:date>2011-08-04T11:59:21</dc:date><text:p text:style-name="P7"><text:span text:style-name="T11">do text if part[0] not in self.getLastInquiry(). getLinkedInquiry().getDerogation()</text:span></text:p></office:annotation><draw:control text:anchor-type="as-char" draw:z-index="28" draw:style-name="gr1" draw:text-style-name="P9" svg:width="0.447cm" svg:height="0.399cm" draw:control="control27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7"><text:span text:style-name="T10">do text if </text:span><text:span text:style-name="T11">self.getLastInquiry() is not None</text:span></text:p></office:annotation><draw:control text:anchor-type="as-char" draw:z-index="22" draw:style-name="gr1" draw:text-style-name="P9" svg:width="0.447cm" svg:height="0.399cm" draw:control="control21"/></text:p>
                  <text:p text:style-name="P2"><office:annotation><dc:creator>sde </dc:creator><dc:date>2011-08-04T11:59:21</dc:date><text:p text:style-name="P7"><text:span text:style-name="T11">do text if self.getLastInquiry() is None</text:span></text:p></office:annotation><draw:control text:anchor-type="as-char" draw:z-index="21" draw:style-name="gr1" draw:text-style-name="P9" svg:width="0.447cm" svg:height="0.399cm" draw:control="control20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7"><text:span text:style-name="T10">do text if </text:span><text:span text:style-name="T11">self.getLastInquiry() is None</text:span></text:p></office:annotation><draw:control text:anchor-type="as-char" draw:z-index="24" draw:style-name="gr1" draw:text-style-name="P9" svg:width="0.447cm" svg:height="0.399cm" draw:control="control23"/></text:p>
                  <text:p text:style-name="P2"><office:annotation><dc:creator>sde </dc:creator><dc:date>2011-08-04T11:59:21</dc:date><text:p text:style-name="P7"><text:span text:style-name="T11">do text if self.getLastInquiry() is not None</text:span></text:p></office:annotation><draw:control text:anchor-type="as-char" draw:z-index="23" draw:style-name="gr1" draw:text-style-name="P9" svg:width="0.447cm" svg:height="0.399cm" draw:control="control22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7"><text:span text:style-name="T11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text:soft-page-break/></text:p>
                  <text:p text:style-name="P2">Réclamations :</text:p>
                  <text:p text:style-name="P2"><office:annotation><dc:creator>sde </dc:creator><dc:date>2011-08-08T13:56:09</dc:date><text:p text:style-name="P7"><text:span text:style-name="T12">do text</text:span></text:p><text:p text:style-name="P7"><text:span text:style-name="T12">from xhtml(self.portal_urban.decorateHTML('UrbanBody',self.</text:span><text:span text:style-name="T13">getLastInquiry().</text:span><text:span text:style-name="T12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draw:control text:anchor-type="as-char" draw:z-index="2" draw:style-name="gr1" draw:text-style-name="P9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Type de voirie :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7"><text:span text:style-name="T10">do text if self.getRoadCoating() is not None</text:span></text:p></office:annotation><draw:control text:anchor-type="as-char" draw:z-index="5" draw:style-name="gr1" draw:text-style-name="P9" svg:width="0.447cm" svg:height="0.399cm" draw:control="control4"/></text:p>
                  <text:p text:style-name="P2"><office:annotation><dc:creator>sde </dc:creator><dc:date>2011-08-04T15:29:14</dc:date><text:p text:style-name="P7"><text:span text:style-name="T11">do text if self.getRoadCoating() is None</text:span></text:p></office:annotation><draw:control text:anchor-type="as-char" draw:z-index="6" draw:style-name="gr1" draw:text-style-name="P9" svg:width="0.447cm" svg:height="0.399cm" draw:control="control5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7"><text:span text:style-name="T11">do row for part in self.listVocabularyForTemplate('folderroadequipments', inUrbanConfig=False)</text:span></text:p></office:annotation><office:annotation><dc:creator>sde </dc:creator><dc:date>2011-08-04T11:46:30</dc:date><text:p text:style-name="P7"><text:span text:style-name="T11">do text if part[0] in self.templateRoadEquipments(self.getRoadEquipments())</text:span></text:p></office:annotation><draw:control text:anchor-type="as-char" draw:z-index="4" draw:style-name="gr1" draw:text-style-name="P9" svg:width="0.447cm" svg:height="0.399cm" draw:control="control3"/></text:p>
                  <text:p text:style-name="P2"><office:annotation><dc:creator>sde </dc:creator><dc:date>2011-08-04T11:59:21</dc:date><text:p text:style-name="P7"><text:span text:style-name="T11">do text if part[0] not in self.templateRoadEquipments(self.getRoadEquipments())</text:span></text:p></office:annotation><draw:control text:anchor-type="as-char" draw:z-index="3" draw:style-name="gr1" draw:text-style-name="P9" svg:width="0.447cm" svg:height="0.399cm" draw:control="control2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7"><text:span text:style-name="T10">do text if </text:span><text:span text:style-name="T11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7"><text:span text:style-name="T11">do row for opinion in self.displayValuesFromVocForTemplate(self.templateAllOpinions(), self.listVocabularyForTemplate('foldermakers', inUrbanConfig=False))</text:span></text:p></office:annotation><draw:control text:anchor-type="as-char" draw:z-index="7" draw:style-name="gr1" draw:text-style-name="P9" svg:width="0.447cm" svg:height="0.399cm" draw:control="control6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7"><text:span text:style-name="T11">do row for folderZoneValue in self.getValuesForTemplate('folderZone')</text:span></text:p></office:annotation><draw:control text:anchor-type="as-char" draw:z-index="20" draw:style-name="gr1" draw:text-style-name="P9" svg:width="0.447cm" svg:height="0.399cm" draw:control="control19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7"><text:span text:style-name="T11">do row for part in self.divideList(2,self.listVocabularyForTemplate('folderprotectedbuildings', inUrbanConfig=False))</text:span></text:p></office:annotation><office:annotation><dc:creator>sde </dc:creator><dc:date>2011-08-04T11:46:30</dc:date><text:p text:style-name="P7"><text:span text:style-name="T10">do text if part[0][0] in self.getProtectedBuilding()</text:span></text:p></office:annotation><draw:control text:anchor-type="as-char" draw:z-index="9" draw:style-name="gr1" draw:text-style-name="P9" svg:width="0.447cm" svg:height="0.399cm" draw:control="control8"/></text:p>
                  <text:p text:style-name="P2"><office:annotation><dc:creator>sde </dc:creator><dc:date>2011-08-04T11:59:21</dc:date><text:p text:style-name="P7"><text:span text:style-name="T11">do text if part[0][0] not in self.getProtectedBuilding()</text:span></text:p></office:annotation><draw:control text:anchor-type="as-char" draw:z-index="8" draw:style-name="gr1" draw:text-style-name="P9" svg:width="0.447cm" svg:height="0.399cm" draw:control="control7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7"><text:span text:style-name="T11">do text if len(part) &gt; 1 and part[1][0] in self.getProtectedBuilding()</text:span></text:p></office:annotation><draw:control text:anchor-type="as-char" draw:z-index="11" draw:style-name="gr1" draw:text-style-name="P9" svg:width="0.447cm" svg:height="0.399cm" draw:control="control10"/></text:p>
                  <text:p text:style-name="P2"><office:annotation><dc:creator>sde </dc:creator><dc:date>2011-08-04T11:58:11</dc:date><text:p text:style-name="P7"><text:span text:style-name="T11">do text if len(part) &gt; 1 and part[1][0] not in self.getProtectedBuilding()</text:span></text:p></office:annotation><draw:control text:anchor-type="as-char" draw:z-index="10" draw:style-name="gr1" draw:text-style-name="P9" svg:width="0.447cm" svg:height="0.399cm" draw:control="control9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7"><text:span text:style-name="T10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draw:control text:anchor-type="as-char" draw:z-index="18" draw:style-name="gr1" draw:text-style-name="P9" svg:width="0.447cm" svg:height="0.399cm" draw:control="control17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draw:control text:anchor-type="as-char" draw:z-index="19" draw:style-name="gr1" draw:text-style-name="P9" svg:width="0.447cm" svg:height="0.399cm" draw:control="control18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7"><text:span text:style-name="T9">do text</text:span></text:p><text:p text:style-name="P7"><text:span text:style-name="T9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10:40:24</dc:date>
    <dc:creator>Simon Delcourt</dc:creator>
    <meta:editing-duration>P2DT4H40M3S</meta:editing-duration>
    <meta:editing-cycles>426</meta:editing-cycles>
    <meta:generator>LibreOffice/3.5$Linux_x86 LibreOffice_project/350m1$Build-2</meta:generator>
    <meta:document-statistic meta:table-count="13" meta:image-count="0" meta:object-count="0" meta:page-count="2" meta:paragraph-count="90" meta:word-count="223" meta:character-count="1578" meta:non-whitespace-character-count="1413"/>
  </office:meta>
</office:document-meta>
</file>